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7d1d5" fo:border="0.06pt solid #000000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3" table:default-cell-style-name="ce4"/>
        <table:table-column table:style-name="co2" table:number-columns-repeated="3" table:default-cell-style-name="ce3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4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3">
          <table:table-cell table:number-columns-repeated="2"/>
          <table:table-cell table:style-name="ce4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7:32:38.64294363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01:16:35.469330673</meta:creation-date>
    <dc:date>2021-09-20T20:59:00.156319301</dc:date>
    <meta:editing-duration>PT3H20M10S</meta:editing-duration>
    <meta:editing-cycles>2</meta:editing-cycles>
    <meta:generator>LibreOffice/7.2.1.2$Linux_X86_64 LibreOffice_project/87b77fad49947c1441b67c559c339af8f3517e22</meta:generator>
    <meta:document-statistic meta:table-count="1" meta:cell-count="12" meta:object-count="0"/>
  </office:meta>
</office:document-meta>
</file>